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6.927cm"/>
    </style:style>
    <style:style style:name="co6" style:family="table-column">
      <style:table-column-properties fo:break-before="auto" style:column-width="12.238cm"/>
    </style:style>
    <style:style style:name="co7" style:family="table-column">
      <style:table-column-properties fo:break-before="auto" style:column-width="10.60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4.2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anoFridgeThermistat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lun. 05 févr. 2024 21:03: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Ref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table:style-name="Default" office:value-type="string" calcext:value-type="string">
            <text:p>Arduino Nano V3</text:p>
          </table:table-cell>
          <table:table-cell office:value-type="string" calcext:value-type="string">
            <text:p>MCU_Module: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 / 500V+ AC</text:p>
          </table:table-cell>
          <table:table-cell table:style-name="Default" office:value-type="string" calcext:value-type="string">
            <text:p>C322C103KBR5TA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10.0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1u</text:p>
          </table:table-cell>
          <table:table-cell table:style-name="Default" office:value-type="string" calcext:value-type="string">
            <text:p>RCER71H105K2M1H03A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table:style-name="Default" office:value-type="string" calcext:value-type="string">
            <text:p>K104K15X7RF53L2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https://docs.rs-online.com/b86a/0900766b816adfc3.pd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T0814MH</text:p>
          </table:table-cell>
          <table:table-cell table:style-name="Default" office:value-type="string" calcext:value-type="string">
            <text:p>FT0814MH</text:p>
          </table:table-cell>
          <table:table-cell office:value-type="string" calcext:value-type="string">
            <text:p>Device:Q_TRIAC_A1A2G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docs.rs-online.com/2b24/0900766b8150e268.pdf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table:style-name="Default" office:value-type="string" calcext:value-type="string">
            <text:p>Any 3mm Led will do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Zener</text:p>
          </table:table-cell>
          <table:table-cell table:style-name="Default" office:value-type="string" calcext:value-type="string">
            <text:p>BZX79-C5V1,113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TriacDriver1</text:p>
          </table:table-cell>
          <table:table-cell table:style-name="Default" office:value-type="string" calcext:value-type="string">
            <text:p>Soldering pad (or 2.54 pitch header)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ectorTriacDriver2</text:p>
          </table:table-cell>
          <table:table-cell table:style-name="Default" office:value-type="string" calcext:value-type="string">
            <text:p>Soldering pad (or 2.54 pitch header)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ain_Connector</text:p>
          </table:table-cell>
          <table:table-cell table:style-name="Default" office:value-type="string" calcext:value-type="string">
            <text:p>TE-282836-2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TEConnectors:TE-282836-2-5.08mm</text:p>
          </table:table-cell>
          <table:table-cell office:value-type="string" calcext:value-type="string">
            <text:p><text:a xlink:href="https://docs.rs-online.com/6880/0900766b8002dc8a.pdf" xlink:type="simple">https://docs.rs-online.com/6880/0900766b8002dc8a.pdf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mpressorMotor_Connector</text:p>
          </table:table-cell>
          <table:table-cell table:style-name="Default" office:value-type="string" calcext:value-type="string">
            <text:p>TE-282836-2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TEConnectors:TE-282836-2-5.08mm</text:p>
          </table:table-cell>
          <table:table-cell office:value-type="string" calcext:value-type="string">
            <text:p><text:a xlink:href="https://docs.rs-online.com/6880/0900766b8002dc8a.pdf" xlink:type="simple">https://docs.rs-online.com/6880/0900766b8002dc8a.pdf</text:a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I2C_Conn</text:p>
          </table:table-cell>
          <table:table-cell table:style-name="Default" office:value-type="string" calcext:value-type="string">
            <text:p>Soldering pad (or 2.54 pitch header)</text:p>
          </table:table-cell>
          <table:table-cell office:value-type="string" calcext:value-type="string">
            <text:p>Connector:Conn_01x04_Socket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0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3, R9</text:p>
          </table:table-cell>
          <table:table-cell office:value-type="float" office:value="330" calcext:value-type="float">
            <text:p>330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60" calcext:value-type="float">
            <text:p>360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30Ω / 1W</text:p>
          </table:table-cell>
          <table:table-cell table:style-name="Default" office:value-type="string" calcext:value-type="string">
            <text:p>CFR200J33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614_L14.3mm_D5.7mm_P20.32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1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 / 0,25W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.2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7, R18, R19</text:p>
          </table:table-cell>
          <table:table-cell office:value-type="string" calcext:value-type="string">
            <text:p>100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table:style-name="Default" office:value-type="string" calcext:value-type="string">
            <text:p>Generic 6mm switc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ST1</text:p>
          </table:table-cell>
          <table:table-cell table:style-name="Default" office:value-type="string" calcext:value-type="string">
            <text:p>RS Pro : 124-3888 </text:p>
          </table:table-cell>
          <table:table-cell office:value-type="string" calcext:value-type="string">
            <text:p>CurrentTransformers:CT-RSPRO-1243888</text:p>
          </table:table-cell>
          <table:table-cell office:value-type="string" calcext:value-type="string">
            <text:p>CurrentTransformer:CT-RSPRO-1243888</text:p>
          </table:table-cell>
          <table:table-cell office:value-type="string" calcext:value-type="string">
            <text:p>https://docs.rs-online.com/3a8a/0900766b8169af75.pdf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C3042M</text:p>
          </table:table-cell>
          <table:table-cell office:value-type="string" calcext:value-type="string">
            <text:p>MOC3042M (DIP-6 format)</text:p>
          </table:table-cell>
          <table:table-cell office:value-type="string" calcext:value-type="string">
            <text:p>Relay_SolidState:MOC3042M</text:p>
          </table:table-cell>
          <table:table-cell office:value-type="string" calcext:value-type="string">
            <text:p>Package_DIP:DIP-6_W7.62mm</text:p>
          </table:table-cell>
          <table:table-cell office:value-type="string" calcext:value-type="string">
            <text:p>https://www.onsemi.com/pub/Collateral/MOC3043M-D.pdf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TL072CD (DIP-8 format)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09:36:10.3876056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7T15:00:04.309954341</dc:date>
    <meta:editing-duration>PT5H25M25S</meta:editing-duration>
    <meta:editing-cycles>6</meta:editing-cycles>
    <meta:generator>LibreOffice/24.2.0.3$Linux_X86_64 LibreOffice_project/420$Build-3</meta:generator>
    <meta:document-statistic meta:table-count="1" meta:cell-count="227" meta:object-count="0"/>
  </office:meta>
</office:document-meta>
</file>